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657e" officeooo:paragraph-rsid="0002657e"/>
    </style:style>
    <style:style style:name="P2" style:family="paragraph" style:parent-style-name="Heading_20_1">
      <style:text-properties officeooo:rsid="0002657e" officeooo:paragraph-rsid="0002657e"/>
    </style:style>
    <style:style style:name="P3" style:family="paragraph" style:parent-style-name="Header">
      <style:paragraph-properties fo:text-align="end" style:justify-single-word="false"/>
      <style:text-properties officeooo:rsid="0002657e" officeooo:paragraph-rsid="0002657e"/>
    </style:style>
    <style:style style:name="P4" style:family="paragraph" style:parent-style-name="Heading_20_3">
      <style:text-properties officeooo:rsid="0002657e" officeooo:paragraph-rsid="00026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Zadanie 1</text:h>
      <text:h text:style-name="P4" text:outline-level="3">1.1 Opis problemu:</text:h>
      <text:p text:style-name="P1">Napisać funkcję rozwiązującą równanie f(x) = 0 metodą bisek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657e" officeooo:paragraph-rsid="000265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56:52.395000000</meta:creation-date>
    <dc:date>2017-11-24T18:03:43.196000000</dc:date>
    <meta:editing-duration>PT6M51S</meta:editing-duration>
    <meta:editing-cycles>1</meta:editing-cycles>
    <meta:document-statistic meta:table-count="0" meta:image-count="0" meta:object-count="0" meta:page-count="1" meta:paragraph-count="4" meta:word-count="16" meta:character-count="105" meta:non-whitespace-character-count="93"/>
    <meta:generator>LibreOffice/5.4.2.2$Windows_x86 LibreOffice_project/22b09f6418e8c2d508a9eaf86b2399209b0990f4</meta:generator>
  </office:meta>
</office:document-meta>
</file>